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794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1" style:family="table-row">
      <style:table-row-properties style:min-row-height="0.928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3de69" officeooo:paragraph-rsid="003724e8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1f979d" officeooo:paragraph-rsid="002e555f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3dde3b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d1541e" style:font-weight-asian="normal" style:font-weight-complex="normal"/>
    </style:style>
    <style:style style:name="T11" style:family="text">
      <style:text-properties fo:language="fr" fo:country="FR" fo:font-weight="normal" officeooo:rsid="0024ea7e" style:font-weight-asian="normal" style:font-weight-complex="normal"/>
    </style:style>
    <style:style style:name="T12" style:family="text">
      <style:text-properties fo:language="fr" fo:country="FR" fo:font-weight="normal" officeooo:rsid="008a6f99" style:font-weight-asian="normal" style:font-weight-complex="normal"/>
    </style:style>
    <style:style style:name="T13" style:family="text">
      <style:text-properties fo:language="fr" fo:country="FR" fo:font-weight="normal" officeooo:rsid="003dde3b" style:font-weight-asian="normal" style:font-weight-complex="normal"/>
    </style:style>
    <style:style style:name="T14" style:family="text">
      <style:text-properties officeooo:rsid="002bcb92"/>
    </style:style>
    <style:style style:name="T15" style:family="text">
      <style:text-properties officeooo:rsid="002041cb"/>
    </style:style>
    <style:style style:name="T16" style:family="text">
      <style:text-properties fo:font-weight="normal" officeooo:rsid="001f979d" style:font-weight-asian="normal" style:font-weight-complex="normal"/>
    </style:style>
    <style:style style:name="T17" style:family="text">
      <style:text-properties officeooo:rsid="002e555f"/>
    </style:style>
    <style:style style:name="T18" style:family="text">
      <style:text-properties officeooo:rsid="00363d63"/>
    </style:style>
    <style:style style:name="T19" style:family="text">
      <style:text-properties officeooo:rsid="003724e8"/>
    </style:style>
    <style:style style:name="T20" style:family="text">
      <style:text-properties officeooo:rsid="003dde3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17"><text:span text:style-name="T17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14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2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13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5">Nom</text:p>
          </table:table-cell>
          <table:table-cell table:style-name="Tableau1.B3" table:number-columns-spanned="6" office:value-type="string">
            <text:p text:style-name="P9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6">Prénom</text:p>
          </table:table-cell>
          <table:table-cell table:style-name="Tableau1.I3" table:number-columns-spanned="4" office:value-type="string">
            <text:p text:style-name="P9">{firstname}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table:number-columns-spanned="7" office:value-type="string">
            <text:p text:style-name="P7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7"><text:span text:style-name="Police_20_par_20_défaut"><text:span text:style-name="T16">{phone_number}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2" table:number-columns-spanned="12" office:value-type="string">
            <text:p text:style-name="P11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8" table:number-columns-spanned="4" office:value-type="string">
            <text:p text:style-name="P5">Service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8" table:number-columns-spanned="4" office:value-type="string">
            <text:p text:style-name="P5"><text:s/>Lieu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5">Date création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" table:number-columns-spanned="12" office:value-type="string">
            <text:p text:style-name="P10"><text:span text:style-name="T19">Suivi, responsable et contacts concerné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0" table:number-columns-spanned="3" office:value-type="string">
            <text:p text:style-name="P8">Progression</text:p>
          </table:table-cell>
          <table:covered-table-cell/>
          <table:covered-table-cell/>
          <table:table-cell table:style-name="Tableau1.D10" table:number-columns-spanned="3" office:value-type="string">
            <text:p text:style-name="P12">{progress}</text:p>
          </table:table-cell>
          <table:covered-table-cell/>
          <table:covered-table-cell/>
          <table:table-cell table:style-name="Tableau1.G10" table:number-columns-spanned="4" office:value-type="string">
            <text:p text:style-name="P29">Date <text:span text:style-name="T20">clôture</text:span></text:p>
          </table:table-cell>
          <table:covered-table-cell/>
          <table:covered-table-cell/>
          <table:covered-table-cell/>
          <table:table-cell table:style-name="Tableau1.K10" table:number-columns-spanned="2" office:value-type="string">
            <text:p text:style-name="P4">{declaration_date}</text:p>
          </table:table-cell>
          <table:covered-table-cell/>
          <table:covered-table-cell/>
        </table:table-row>
        <table:table-row table:style-name="Tableau1.11">
          <table:table-cell table:style-name="Tableau1.A11" table:number-columns-spanned="2" office:value-type="string">
            <text:p text:style-name="P18">Assigné</text:p>
          </table:table-cell>
          <table:covered-table-cell/>
          <table:table-cell table:style-name="Tableau1.C11" table:number-columns-spanned="7" office:value-type="string">
            <text:p text:style-name="P22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1" table:number-columns-spanned="2" office:value-type="string">
            <text:p text:style-name="P19">État</text:p>
          </table:table-cell>
          <table:covered-table-cell/>
          <table:table-cell table:style-name="Tableau1.L11" office:value-type="string">
            <text:p text:style-name="P21">{status}</text:p>
          </table:table-cell>
          <table:covered-table-cell/>
        </table:table-row>
        <table:table-row table:style-name="Tableau1.11">
          <table:table-cell table:style-name="Tableau1.A12" table:number-columns-spanned="5" office:value-type="string">
            <text:p text:style-name="P25">Contacts/<text:span text:style-name="T18">A</text:span>dresses</text:p>
          </table:table-cell>
          <table:covered-table-cell/>
          <table:covered-table-cell/>
          <table:covered-table-cell/>
          <table:covered-table-cell/>
          <table:table-cell table:style-name="Tableau1.F12" table:number-columns-spanned="7" office:value-type="string">
            <text:p text:style-name="P20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30">Sujet</text:p>
          </table:table-cell>
          <table:table-cell table:style-name="Informationticket.B1" office:value-type="string">
            <text:p text:style-name="P26">{subject}</text:p>
          </table:table-cell>
        </table:table-row>
        <table:table-row>
          <table:table-cell table:style-name="Informationticket.A2" office:value-type="string">
            <text:p text:style-name="P23">Message</text:p>
          </table:table-cell>
          <table:table-cell table:style-name="Informationticket.B2" office:value-type="string">
            <text:p text:style-name="P28">{message}</text:p>
          </table:table-cell>
        </table:table-row>
        <table:table-row>
          <table:table-cell table:style-name="Informationticket.A2" office:value-type="string">
            <text:p text:style-name="P24">Tags/catégories</text:p>
          </table:table-cell>
          <table:table-cell table:style-name="Informationticket.B3" office:value-type="string">
            <text:p text:style-name="P27">{categories}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3dde3b" style:font-weight-asian="normal" style:font-weight-complex="normal"/>
    </style:style>
    <style:style style:name="MT11" style:family="text">
      <style:text-properties fo:language="fr" fo:country="FR" fo:font-weight="normal" officeooo:rsid="00d1541e" style:font-weight-asian="normal" style:font-weight-complex="normal"/>
    </style:style>
    <style:style style:name="MT12" style:family="text">
      <style:text-properties fo:language="fr" fo:country="FR" fo:font-weight="normal" officeooo:rsid="0024ea7e" style:font-weight-asian="normal" style:font-weight-complex="normal"/>
    </style:style>
    <style:style style:name="MT13" style:family="text">
      <style:text-properties fo:language="fr" fo:country="FR" fo:font-weight="normal" officeooo:rsid="008a6f99" style:font-weight-asian="normal" style:font-weight-complex="normal"/>
    </style:style>
    <style:style style:name="MT14" style:family="text">
      <style:text-properties officeooo:rsid="002bcb92"/>
    </style:style>
    <style:style style:name="MT15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697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88A725AFCA06D7CA.png" xlink:type="simple" xlink:show="embed" xlink:actuate="onLoad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10">1</text:span><text:span text:style-name="MT9">-20</text:span><text:span text:style-name="MT11">2</text:span><text:span text:style-name="MT8">2</text:span><text:span text:style-name="MT11">0</text:span><text:span text:style-name="MT8">5</text:span><text:span text:style-name="MT10">2</text:span><text:span text:style-name="MT8">4</text:span><text:span text:style-name="MT12"> </text:span><text:span text:style-name="MT13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  <text:p text:style-name="MP2">Date de l’exportation de ce <text:span text:style-name="MT14">ticket</text:span>: <text:span text:style-name="MT15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5-24T16:45:48.377000000</dc:date>
    <meta:editing-cycles>27</meta:editing-cycles>
    <meta:editing-duration>PT1H34M28S</meta:editing-duration>
    <meta:document-statistic meta:table-count="2" meta:image-count="1" meta:object-count="0" meta:page-count="1" meta:paragraph-count="37" meta:word-count="59" meta:character-count="520" meta:non-whitespace-character-count="49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